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b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ircularImportDetectionTests.complexCircularImportIsDet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.b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ircularImportDetectionTests.simpleCircularImportIsDetect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Z2.z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.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Y.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1.z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.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